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3"/>
        <table:table-row table:style-name="ro1" table:number-rows-repeated="4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Files</text:p>
          </table:table-cell>
          <table:table-cell table:style-name="Default" office:value-type="string" calcext:value-type="string">
            <text:p>Output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./branding/vegan_power_logo.png</text:p>
          </table:table-cell>
          <table:table-cell table:formula="of:=COM.MICROSOFT.CONCAT(&quot;'&quot;;RIGHT([.C7];LEN([.C7])-2);&quot;'&quot;;&quot;,&quot;)" office:value-type="string" office:string-value="'branding/vegan_power_logo.png'," calcext:value-type="string">
            <text:p>'branding/vegan_power_logo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ui/heart_empty_32x32.png</text:p>
          </table:table-cell>
          <table:table-cell table:formula="of:=COM.MICROSOFT.CONCAT(&quot;'&quot;;RIGHT([.C8];LEN([.C8])-2);&quot;'&quot;;&quot;,&quot;)" office:value-type="string" office:string-value="'ui/heart_empty_32x32.png'," calcext:value-type="string">
            <text:p>'ui/heart_empty_32x32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ui/game_over.png</text:p>
          </table:table-cell>
          <table:table-cell table:formula="of:=COM.MICROSOFT.CONCAT(&quot;'&quot;;RIGHT([.C9];LEN([.C9])-2);&quot;'&quot;;&quot;,&quot;)" office:value-type="string" office:string-value="'ui/game_over.png'," calcext:value-type="string">
            <text:p>'ui/game_over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ui/start_game.png</text:p>
          </table:table-cell>
          <table:table-cell table:formula="of:=COM.MICROSOFT.CONCAT(&quot;'&quot;;RIGHT([.C10];LEN([.C10])-2);&quot;'&quot;;&quot;,&quot;)" office:value-type="string" office:string-value="'ui/start_game.png'," calcext:value-type="string">
            <text:p>'ui/start_game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ui/heart_full_32x32.png</text:p>
          </table:table-cell>
          <table:table-cell table:formula="of:=COM.MICROSOFT.CONCAT(&quot;'&quot;;RIGHT([.C11];LEN([.C11])-2);&quot;'&quot;;&quot;,&quot;)" office:value-type="string" office:string-value="'ui/heart_full_32x32.png'," calcext:value-type="string">
            <text:p>'ui/heart_full_32x32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bg/cloud_02.png</text:p>
          </table:table-cell>
          <table:table-cell table:formula="of:=COM.MICROSOFT.CONCAT(&quot;'&quot;;RIGHT([.C12];LEN([.C12])-2);&quot;'&quot;;&quot;,&quot;)" office:value-type="string" office:string-value="'bg/cloud_02.png'," calcext:value-type="string">
            <text:p>'bg/cloud_02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bg/cloud_01.png</text:p>
          </table:table-cell>
          <table:table-cell table:formula="of:=COM.MICROSOFT.CONCAT(&quot;'&quot;;RIGHT([.C13];LEN([.C13])-2);&quot;'&quot;;&quot;,&quot;)" office:value-type="string" office:string-value="'bg/cloud_01.png'," calcext:value-type="string">
            <text:p>'bg/cloud_01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units/elephant.png</text:p>
          </table:table-cell>
          <table:table-cell table:formula="of:=COM.MICROSOFT.CONCAT(&quot;'&quot;;RIGHT([.C14];LEN([.C14])-2);&quot;'&quot;;&quot;,&quot;)" office:value-type="string" office:string-value="'units/elephant.png'," calcext:value-type="string">
            <text:p>'units/elephant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units/cow.png</text:p>
          </table:table-cell>
          <table:table-cell table:formula="of:=COM.MICROSOFT.CONCAT(&quot;'&quot;;RIGHT([.C15];LEN([.C15])-2);&quot;'&quot;;&quot;,&quot;)" office:value-type="string" office:string-value="'units/cow.png'," calcext:value-type="string">
            <text:p>'units/cow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units/watermelon.png</text:p>
          </table:table-cell>
          <table:table-cell table:formula="of:=COM.MICROSOFT.CONCAT(&quot;'&quot;;RIGHT([.C16];LEN([.C16])-2);&quot;'&quot;;&quot;,&quot;)" office:value-type="string" office:string-value="'units/watermelon.png'," calcext:value-type="string">
            <text:p>'units/watermelon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units/penguin.png</text:p>
          </table:table-cell>
          <table:table-cell table:formula="of:=COM.MICROSOFT.CONCAT(&quot;'&quot;;RIGHT([.C17];LEN([.C17])-2);&quot;'&quot;;&quot;,&quot;)" office:value-type="string" office:string-value="'units/penguin.png'," calcext:value-type="string">
            <text:p>'units/penguin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units/strawberry_01.png</text:p>
          </table:table-cell>
          <table:table-cell table:formula="of:=COM.MICROSOFT.CONCAT(&quot;'&quot;;RIGHT([.C18];LEN([.C18])-2);&quot;'&quot;;&quot;,&quot;)" office:value-type="string" office:string-value="'units/strawberry_01.png'," calcext:value-type="string">
            <text:p>'units/strawberry_01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units/pig.png</text:p>
          </table:table-cell>
          <table:table-cell table:formula="of:=COM.MICROSOFT.CONCAT(&quot;'&quot;;RIGHT([.C19];LEN([.C19])-2);&quot;'&quot;;&quot;,&quot;)" office:value-type="string" office:string-value="'units/pig.png'," calcext:value-type="string">
            <text:p>'units/pig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units/dog.png</text:p>
          </table:table-cell>
          <table:table-cell table:formula="of:=COM.MICROSOFT.CONCAT(&quot;'&quot;;RIGHT([.C20];LEN([.C20])-2);&quot;'&quot;;&quot;,&quot;)" office:value-type="string" office:string-value="'units/dog.png'," calcext:value-type="string">
            <text:p>'units/dog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units/banana_02.png</text:p>
          </table:table-cell>
          <table:table-cell table:formula="of:=COM.MICROSOFT.CONCAT(&quot;'&quot;;RIGHT([.C21];LEN([.C21])-2);&quot;'&quot;;&quot;,&quot;)" office:value-type="string" office:string-value="'units/banana_02.png'," calcext:value-type="string">
            <text:p>'units/banana_02.png',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./units/player_01.png</text:p>
          </table:table-cell>
          <table:table-cell table:formula="of:=COM.MICROSOFT.CONCAT(&quot;'&quot;;RIGHT([.C22];LEN([.C22])-2);&quot;'&quot;;&quot;,&quot;)" office:value-type="string" office:string-value="'units/player_01.png'," calcext:value-type="string">
            <text:p>'units/player_01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units/chicken.png</text:p>
          </table:table-cell>
          <table:table-cell table:formula="of:=COM.MICROSOFT.CONCAT(&quot;'&quot;;RIGHT([.C23];LEN([.C23])-2);&quot;'&quot;;&quot;,&quot;)" office:value-type="string" office:string-value="'units/chicken.png'," calcext:value-type="string">
            <text:p>'units/chicken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units/player_02.png</text:p>
          </table:table-cell>
          <table:table-cell table:formula="of:=COM.MICROSOFT.CONCAT(&quot;'&quot;;RIGHT([.C24];LEN([.C24])-2);&quot;'&quot;;&quot;,&quot;)" office:value-type="string" office:string-value="'units/player_02.png'," calcext:value-type="string">
            <text:p>'units/player_02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units/banana_01.png</text:p>
          </table:table-cell>
          <table:table-cell table:formula="of:=COM.MICROSOFT.CONCAT(&quot;'&quot;;RIGHT([.C25];LEN([.C25])-2);&quot;'&quot;;&quot;,&quot;)" office:value-type="string" office:string-value="'units/banana_01.png'," calcext:value-type="string">
            <text:p>'units/banana_01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units/player_04.png</text:p>
          </table:table-cell>
          <table:table-cell table:formula="of:=COM.MICROSOFT.CONCAT(&quot;'&quot;;RIGHT([.C26];LEN([.C26])-2);&quot;'&quot;;&quot;,&quot;)" office:value-type="string" office:string-value="'units/player_04.png'," calcext:value-type="string">
            <text:p>'units/player_04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units/orange.png</text:p>
          </table:table-cell>
          <table:table-cell table:formula="of:=COM.MICROSOFT.CONCAT(&quot;'&quot;;RIGHT([.C27];LEN([.C27])-2);&quot;'&quot;;&quot;,&quot;)" office:value-type="string" office:string-value="'units/orange.png'," calcext:value-type="string">
            <text:p>'units/orange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units/banana_03.png</text:p>
          </table:table-cell>
          <table:table-cell table:formula="of:=COM.MICROSOFT.CONCAT(&quot;'&quot;;RIGHT([.C28];LEN([.C28])-2);&quot;'&quot;;&quot;,&quot;)" office:value-type="string" office:string-value="'units/banana_03.png'," calcext:value-type="string">
            <text:p>'units/banana_03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units/player_03.png</text:p>
          </table:table-cell>
          <table:table-cell table:formula="of:=COM.MICROSOFT.CONCAT(&quot;'&quot;;RIGHT([.C29];LEN([.C29])-2);&quot;'&quot;;&quot;,&quot;)" office:value-type="string" office:string-value="'units/player_03.png'," calcext:value-type="string">
            <text:p>'units/player_03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units/pear.png</text:p>
          </table:table-cell>
          <table:table-cell table:formula="of:=COM.MICROSOFT.CONCAT(&quot;'&quot;;RIGHT([.C30];LEN([.C30])-2);&quot;'&quot;;&quot;,&quot;)" office:value-type="string" office:string-value="'units/pear.png'," calcext:value-type="string">
            <text:p>'units/pear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icons/no_music_icon.png</text:p>
          </table:table-cell>
          <table:table-cell table:formula="of:=COM.MICROSOFT.CONCAT(&quot;'&quot;;RIGHT([.C31];LEN([.C31])-2);&quot;'&quot;;&quot;,&quot;)" office:value-type="string" office:string-value="'icons/no_music_icon.png'," calcext:value-type="string">
            <text:p>'icons/no_music_icon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icons/credits_icon.png</text:p>
          </table:table-cell>
          <table:table-cell table:formula="of:=COM.MICROSOFT.CONCAT(&quot;'&quot;;RIGHT([.C32];LEN([.C32])-2);&quot;'&quot;;&quot;,&quot;)" office:value-type="string" office:string-value="'icons/credits_icon.png'," calcext:value-type="string">
            <text:p>'icons/credits_icon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icons/no_sound_icon.png</text:p>
          </table:table-cell>
          <table:table-cell table:formula="of:=COM.MICROSOFT.CONCAT(&quot;'&quot;;RIGHT([.C33];LEN([.C33])-2);&quot;'&quot;;&quot;,&quot;)" office:value-type="string" office:string-value="'icons/no_sound_icon.png'," calcext:value-type="string">
            <text:p>'icons/no_sound_icon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icons/music_icon.png</text:p>
          </table:table-cell>
          <table:table-cell table:formula="of:=COM.MICROSOFT.CONCAT(&quot;'&quot;;RIGHT([.C34];LEN([.C34])-2);&quot;'&quot;;&quot;,&quot;)" office:value-type="string" office:string-value="'icons/music_icon.png'," calcext:value-type="string">
            <text:p>'icons/music_icon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icons/help_icon.png</text:p>
          </table:table-cell>
          <table:table-cell table:formula="of:=COM.MICROSOFT.CONCAT(&quot;'&quot;;RIGHT([.C35];LEN([.C35])-2);&quot;'&quot;;&quot;,&quot;)" office:value-type="string" office:string-value="'icons/help_icon.png'," calcext:value-type="string">
            <text:p>'icons/help_icon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icons/sound_icon.png</text:p>
          </table:table-cell>
          <table:table-cell table:formula="of:=COM.MICROSOFT.CONCAT(&quot;'&quot;;RIGHT([.C36];LEN([.C36])-2);&quot;'&quot;;&quot;,&quot;)" office:value-type="string" office:string-value="'icons/sound_icon.png'," calcext:value-type="string">
            <text:p>'icons/sound_icon.png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g/blue-gradient-background.jpg</text:p>
          </table:table-cell>
          <table:table-cell table:formula="of:=COM.MICROSOFT.CONCAT(&quot;'&quot;;RIGHT([.C37];LEN([.C37])-2);&quot;'&quot;;&quot;,&quot;)" office:value-type="string" office:string-value="'bg/blue-gradient-background.jpg'," calcext:value-type="string">
            <text:p>'bg/blue-gradient-background.jpg',</text:p>
          </table:table-cell>
        </table:table-row>
        <table:table-row table:style-name="ro1">
          <table:table-cell table:number-columns-repeated="3"/>
          <table:table-cell table:formula="of:=COM.MICROSOFT.CONCAT(&quot;'&quot;;RIGHT([.C38];LEN([.C38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39];LEN([.C39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40];LEN([.C40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41];LEN([.C41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42];LEN([.C42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43];LEN([.C43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44];LEN([.C44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45];LEN([.C45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46];LEN([.C46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47];LEN([.C47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48];LEN([.C48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49];LEN([.C49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50];LEN([.C50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51];LEN([.C51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52];LEN([.C52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53];LEN([.C53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54];LEN([.C54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55];LEN([.C55])-2);&quot;'&quot;;&quot;,&quot;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formula="of:=COM.MICROSOFT.CONCAT(&quot;'&quot;;RIGHT([.C56];LEN([.C56])-2);&quot;'&quot;;&quot;,&quot;)" office:value-type="string" office:string-value="" calcext:value-type="error">
            <text:p>Err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-00-0000</text:date>, <text:time style:data-style-name="N2" text:time-value="14:43:10.489428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09:09:15.620764847</meta:creation-date>
    <dc:date>2020-11-30T14:43:33.346066366</dc:date>
    <meta:editing-duration>PT16H20M3S</meta:editing-duration>
    <meta:editing-cycles>8</meta:editing-cycles>
    <meta:generator>LibreOffice/6.4.6.2$Linux_X86_64 LibreOffice_project/40$Build-2</meta:generator>
    <meta:document-statistic meta:table-count="1" meta:cell-count="83" meta:object-count="0"/>
  </office:meta>
</office:document-meta>
</file>